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2cm" style:rel-column-width="12332*"/>
    </style:style>
    <style:style style:name="Tabla1.B" style:family="table-column">
      <style:table-column-properties style:column-width="13.801cm" style:rel-column-width="53203*"/>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style:min-row-height="3.205cm"/>
    </style:style>
    <style:style style:name="P1" style:family="paragraph" style:parent-style-name="Standard">
      <style:text-properties officeooo:rsid="00105e29" officeooo:paragraph-rsid="000dc2b9"/>
    </style:style>
    <style:style style:name="P2" style:family="paragraph" style:parent-style-name="Standard">
      <style:text-properties officeooo:paragraph-rsid="000dc2b9"/>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e29" officeooo:paragraph-rsid="000dc2b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c2b9" officeooo:paragraph-rsid="000dc2b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rsid="0019ac65" officeooo:paragraph-rsid="000dc2b9"/>
    </style:style>
    <style:style style:name="P6" style:family="paragraph" style:parent-style-name="Table_20_Contents">
      <style:text-properties officeooo:rsid="000dc2b9" officeooo:paragraph-rsid="000dc2b9"/>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abac" officeooo:paragraph-rsid="000dc2b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officeooo:rsid="000dc2b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3">ID de HU</text:p>
          </table:table-cell>
          <table:table-cell table:style-name="Tabla1.B1" office:value-type="string">
            <text:p text:style-name="P6">HU-003</text:p>
          </table:table-cell>
        </table:table-row>
        <table:table-row>
          <table:table-cell table:style-name="Tabla1.A2" office:value-type="string">
            <text:p text:style-name="P3">Titulo</text:p>
          </table:table-cell>
          <table:table-cell table:style-name="Tabla1.B2" office:value-type="string">
            <text:p text:style-name="P6">Gestionar Materias</text:p>
          </table:table-cell>
        </table:table-row>
        <table:table-row>
          <table:table-cell table:style-name="Tabla1.A2" office:value-type="string">
            <text:p text:style-name="P3">Declaración</text:p>
          </table:table-cell>
          <table:table-cell table:style-name="Tabla1.B2" office:value-type="string">
            <text:p text:style-name="P5">Como Profesor quiero consultar las materias que tengo a cargo para podes planificar sus los horarios</text:p>
          </table:table-cell>
        </table:table-row>
        <table:table-row>
          <table:table-cell table:style-name="Tabla1.A2" office:value-type="string">
            <text:p text:style-name="P1">Descripción Detallada</text:p>
          </table:table-cell>
          <table:table-cell table:style-name="Tabla1.B2" office:value-type="string">
            <text:p text:style-name="P7"><text:span text:style-name="Strong_20_Emphasis"><text:span text:style-name="T1">Cuando un profesor consulta sobre una materia, se debe abrir una opcion que te permita ingresar todo los datos de la materia. Luego de ingresarlos el sistema debe verificar si existe o no la materia, si la misma existe entonces se mostrara toda la informacion de la misma, en el caso de que no exista, se debera mostrar la opcion de agregarla o volver al inicio</text:span></text:span></text:p>
          </table:table-cell>
        </table:table-row>
        <table:table-row>
          <table:table-cell table:style-name="Tabla1.A2" office:value-type="string">
            <text:p text:style-name="P3">Criterios de</text:p>
            <text:p text:style-name="P3">Validación</text:p>
            <text:p text:style-name="P3">(Criterios de</text:p>
            <text:p text:style-name="P3">Aceptación)</text:p>
          </table:table-cell>
          <table:table-cell table:style-name="Tabla1.B2" office:value-type="string">
            <text:p text:style-name="P4">1. El listado de materias debe en orden alfabetico</text:p>
            <text:p text:style-name="P4">2. No pueden haber materias con el mismo nombre</text:p>
            <text:p text:style-name="P4">3. Se pueden filtrar materias según su orientacion</text:p>
          </table:table-cell>
        </table:table-row>
        <table:table-row table:style-name="Tabla1.6">
          <table:table-cell table:style-name="Tabla1.A2" office:value-type="string">
            <text:p text:style-name="P3">Tareas</text:p>
            <text:p text:style-name="P3">Asociadas a la </text:p>
            <text:p text:style-name="P3">Implementación</text:p>
          </table:table-cell>
          <table:table-cell table:style-name="Tabla1.B2" office:value-type="string">
            <text:p text:style-name="P4">1. Creacion de la base de datos de las materias</text:p>
            <text:p text:style-name="P4">2. implementar las funciones de buscar materia, eliminar materia</text:p>
            <text:p text:style-name="P4">3. Controlar que solo los profesores y administradores puedan buscar la informacion de las materias</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0T15:07:06.551460789</meta:creation-date>
    <dc:date>2025-09-20T15:15:41.949256702</dc:date>
    <meta:editing-duration>PT8M36S</meta:editing-duration>
    <meta:editing-cycles>1</meta:editing-cycles>
    <meta:document-statistic meta:table-count="1" meta:image-count="0" meta:object-count="0" meta:page-count="1" meta:paragraph-count="21" meta:word-count="163" meta:character-count="969" meta:non-whitespace-character-count="826"/>
    <meta:generator>LibreOffice/24.2.7.2$Linux_X86_64 LibreOffice_project/420$Build-2</meta:generator>
  </office:meta>
</office:document-meta>
</file>